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StarSymbol" svg:font-family="StarSymbol, 'MS Mincho'"/>
    <style:font-face style:name="Courier New" svg:font-family="'Courier New'" style:font-family-generic="modern"/>
    <style:font-face style:name="Cambria-Italic" svg:font-family="Cambria-Italic, 'Times New Roman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101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Times New Roman" fo:font-size="10pt" fo:language="en" fo:country="US" fo:font-style="italic" fo:text-shadow="none" fo:font-weight="normal" officeooo:rsid="0047b03c" officeooo:paragraph-rsid="002b0948" fo:background-color="#ffff00" style:font-size-asian="10pt" style:language-asian="nl" style:country-asian="BE" style:font-style-asian="normal" style:font-weight-asian="normal" style:font-name-complex="Cambria-Italic" style:font-size-complex="10pt" style:font-style-complex="normal" style:font-weight-complex="normal" fo:hyphenate="false" fo:hyphenation-remain-char-count="2" fo:hyphenation-push-char-count="2"/>
    </style:style>
    <style:style style:name="P2" style:family="paragraph" style:parent-style-name="Standard" style:master-page-name="Standard">
      <loext:graphic-properties draw:fill="none"/>
      <style:paragraph-properties fo:margin-left="-0.101cm" fo:margin-right="0cm" fo:text-align="justify" style:justify-single-word="false" fo:orphans="2" fo:widows="2" fo:hyphenation-ladder-count="no-limit" fo:text-indent="0cm" style:auto-text-indent="false" style:page-number="auto" fo:break-before="page" fo:background-color="transparent" style:writing-mode="lr-tb"/>
      <style:text-properties fo:color="#000000" style:font-name="Times New Roman" fo:font-size="10pt" fo:language="en" fo:country="US" fo:font-style="italic" fo:text-shadow="none" fo:font-weight="normal" officeooo:rsid="0047b03c" officeooo:paragraph-rsid="002b0948" fo:background-color="#ffff00" style:font-size-asian="10pt" style:language-asian="nl" style:country-asian="BE" style:font-style-asian="normal" style:font-weight-asian="normal" style:font-name-complex="Cambria-Italic" style:font-size-complex="10pt" style:font-style-complex="normal" style:font-weight-complex="normal" fo:hyphenate="false" fo:hyphenation-remain-char-count="2" fo:hyphenation-push-char-count="2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weight-asian="normal" style:font-name-complex="FreeSans" style:font-size-complex="12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>
      <loext:graphic-properties draw:fill="none" draw:fill-color="#ffffff"/>
      <style:text-properties fo:color="#ce181e"/>
    </style:style>
    <style:style style:name="T1" style:family="text">
      <style:text-properties fo:font-size="10.5pt" style:font-size-asian="9pt" style:font-size-complex="10.5pt"/>
    </style:style>
    <style:style style:name="T2" style:family="text">
      <style:text-properties fo:font-size="10.5pt" fo:font-style="italic" style:font-size-asian="9pt" style:font-style-asian="italic" style:font-size-complex="10.5pt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weight-asian="normal" style:font-name-complex="FreeSans" style:font-size-complex="10.5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italic" style:font-weight-asian="normal" style:font-name-complex="FreeSans" style:font-size-complex="10.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10pt" style:font-size-asian="8pt" style:font-size-complex="10pt"/>
    </style:style>
    <style:style style:name="T6" style:family="text">
      <style:text-properties fo:font-size="10.5pt" fo:font-style="italic" fo:font-weight="normal" style:font-size-asian="9pt" style:font-style-asian="italic" style:font-weight-asian="normal" style:font-size-complex="10.5pt" style:font-style-complex="italic" style:font-weight-complex="normal"/>
    </style:style>
    <style:style style:name="T7" style:family="text">
      <style:text-properties fo:color="#ce181e" fo:font-size="16pt" style:font-size-asian="16pt" style:font-size-complex="16pt"/>
    </style:style>
    <style:style style:name="gr1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10.993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14.485cm" fo:min-width="12.91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0.928cm" fo:min-width="10.98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svg:stroke-color="#000000" draw:marker-start-width="0.356cm" draw:marker-end-width="0.356cm" draw:fill="none" draw:textarea-horizontal-align="justify" draw:textarea-vertical-align="top" draw:auto-grow-height="false" fo:min-height="4.819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svg:stroke-color="#000000" draw:marker-start-width="0.356cm" draw:marker-end-width="0.356cm" draw:fill="none" draw:textarea-horizontal-align="justify" draw:textarea-vertical-align="top" draw:auto-grow-height="false" fo:min-height="3.36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10.82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1.004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cm" svg:stroke-color="#000000" draw:marker-start-width="0.356cm" draw:marker-end-width="0.356cm" draw:fill="none" draw:textarea-horizontal-align="justify" draw:textarea-vertical-align="top" draw:auto-grow-height="false" fo:min-height="2.879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10.991cm" fo:min-width="10.99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0.928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10.911cm" fo:min-width="10.99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1cm" fo:min-width="10.99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0.884cm" fo:min-width="12.91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6.567cm" fo:min-width="12.87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0.965cm" fo:min-width="12.87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cm" svg:stroke-color="#000000" draw:fill="none" draw:fill-color="#ffffff" fo:min-height="0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cm" svg:stroke-color="#000000" draw:fill="none" draw:textarea-horizontal-align="justify" draw:textarea-vertical-align="middle" draw:auto-grow-height="false" fo:min-height="0.981cm" fo:min-width="1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cm" svg:stroke-color="#000000" draw:fill="none" draw:fill-color="#ffffff" fo:min-height="0.99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cm" svg:stroke-color="#000000" draw:fill="none" draw:textarea-horizontal-align="justify" draw:textarea-vertical-align="middle" draw:auto-grow-height="false" fo:min-height="0.995cm" fo:min-width="2.74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cm" svg:stroke-color="#000000" draw:fill="none" draw:fill-color="#ffffff" fo:min-height="1.71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cm" svg:stroke-color="#000000" draw:fill="none" draw:textarea-horizontal-align="justify" draw:textarea-vertical-align="middle" draw:auto-grow-height="false" fo:min-height="0.998cm" fo:min-width="2.74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width="0cm" svg:stroke-color="#000000" draw:fill="none" draw:fill-color="#ffffff" fo:min-height="0.99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cm" svg:stroke-color="#000000" draw:fill="none" draw:textarea-horizontal-align="justify" draw:textarea-vertical-align="middle" draw:auto-grow-height="false" fo:min-height="0.997cm" fo:min-width="2.74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width="0cm" svg:stroke-color="#000000" draw:fill="none" draw:fill-color="#ffffff" fo:min-height="1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cm" svg:stroke-color="#000000" draw:marker-start-width="0.356cm" draw:marker-end-width="0.356cm" draw:fill="none" draw:textarea-horizontal-align="justify" draw:textarea-vertical-align="top" draw:auto-grow-height="false" fo:min-height="3.302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width="0cm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cm" svg:stroke-color="#000000" draw:fill="none" draw:textarea-horizontal-align="justify" draw:textarea-vertical-align="middle" draw:auto-grow-height="false" fo:min-height="0.817cm" fo:min-width="1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cm"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width="0cm" svg:stroke-color="#000000" draw:fill="none" draw:fill-color="#ffffff" fo:min-height="1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0.801cm" fo:min-width="37.934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22" draw:name="Shape3" draw:style-name="gr23" draw:text-style-name="P7" svg:width="2.747cm" svg:height="0.997cm" svg:x="5.614cm" svg:y="11.331cm"><text:p text:style-name="P6"><text:span text:style-name="T1">2018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21" draw:name="Shape2" draw:style-name="gr22" draw:text-style-name="P10" svg:width="4.391cm" svg:height="0.997cm" svg:x="0.951cm" svg:y="11.421cm"><draw:text-box><text:p text:style-name="P9"><text:span text:style-name="T1">d.year</text:span></text:p></draw:text-box></draw:frame><draw:custom-shape text:anchor-type="paragraph" draw:z-index="20" draw:name="Shape3" draw:style-name="gr21" draw:text-style-name="P7" svg:width="2.747cm" svg:height="0.999cm" svg:x="5.614cm" svg:y="10.324cm"><text:p text:style-name="P6"><text:span text:style-name="T1">4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Shape2" draw:style-name="gr20" draw:text-style-name="P10" svg:width="4.391cm" svg:height="1.719cm" svg:x="0.951cm" svg:y="10.414cm"><draw:text-box><text:p text:style-name="P9"><text:span text:style-name="T1">d.month</text:span></text:p></draw:text-box></draw:frame><draw:custom-shape text:anchor-type="paragraph" draw:z-index="18" draw:name="Shape3" draw:style-name="gr19" draw:text-style-name="P7" svg:width="2.747cm" svg:height="0.996cm" svg:x="5.614cm" svg:y="9.317cm"><text:p text:style-name="P6"><text:span text:style-name="T1">10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17" draw:name="Shape2" draw:style-name="gr18" draw:text-style-name="P10" svg:width="3.562cm" svg:height="0.996cm" svg:x="1.78cm" svg:y="9.267cm"><draw:text-box><text:p text:style-name="P9"><text:span text:style-name="T1">d.day</text:span></text:p></draw:text-box></draw:frame><draw:custom-shape text:anchor-type="paragraph" draw:z-index="24" draw:name="Shape1" draw:style-name="gr25" draw:text-style-name="P5" svg:width="11cm" svg:height="3.303cm" svg:x="0.101cm" svg:y="21.283cm"><text:p text:style-name="P4"><text:span text:style-name="T3">Frame: </text:span><text:span text:style-name="T4">&lt;main&gt;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23" draw:name="Shape4" draw:style-name="gr24" draw:text-style-name="P11" svg:width="8.854cm" svg:height="1.28cm" svg:x="1.272cm" svg:y="19.69cm"><draw:text-box><text:p><text:span text:style-name="T2">hidden content</text:span></text:p></draw:text-box></draw:frame><draw:custom-shape text:anchor-type="paragraph" draw:z-index="16" draw:name="Shape3" draw:style-name="gr17" draw:text-style-name="P7" svg:width="1.809cm" svg:height="0.981cm" svg:x="2.683cm" svg:y="22.737cm"><text:p text:style-name="P6"><text:span text:style-name="T1">7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" draw:name="Shape2" draw:style-name="gr16" draw:text-style-name="P8" svg:width="2.64cm" svg:height="0.978cm" svg:x="1.852cm" svg:y="22.687cm"><draw:text-box><text:p><text:span text:style-name="T5">x</text:span></text:p></draw:text-box></draw:frame><draw:custom-shape text:anchor-type="paragraph" draw:z-index="7" draw:name="Shape1" draw:style-name="gr8" draw:text-style-name="P5" svg:width="11cm" svg:height="2.879cm" svg:x="0.101cm" svg:y="18.408cm"><text:p text:style-name="P4"><text:span text:style-name="T3">Frame: </text:span><text:span text:style-name="T4">&lt;printf&gt;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3" svg:width="11cm" svg:height="10.82cm" svg:x="0.101cm" svg:y="13.744cm"><text:p/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5" svg:width="11cm" svg:height="3.361cm" svg:x="0.101cm" svg:y="4.505cm"><text:p text:style-name="P4"><text:span text:style-name="T3">Frame: </text:span><text:span text:style-name="T4">&lt;function&gt;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1" draw:style-name="gr4" draw:text-style-name="P5" svg:width="11cm" svg:height="4.82cm" svg:x="0.101cm" svg:y="7.865cm"><text:p text:style-name="P4"><text:span text:style-name="T3">Frame: </text:span><text:span text:style-name="T4">&lt;function&gt;</text:span></text:p><draw:enhanced-geometry svg:viewBox="0 0 21600 21600" draw:type="rectangle" draw:enhanced-path="M 0 0 L 21600 0 21600 21600 0 21600 0 0 Z N"/></draw:custom-shape><draw:custom-shape text:anchor-type="paragraph" draw:z-index="0" draw:name="Shape1" draw:style-name="gr1" draw:text-style-name="P3" svg:width="11cm" svg:height="10.993cm" svg:x="0.101cm" svg:y="1.713cm"><text:p/><draw:enhanced-geometry svg:viewBox="0 0 21600 21600" draw:type="rectangle" draw:enhanced-path="M 0 0 L 21600 0 21600 21600 0 21600 0 0 Z N"/></draw:custom-shape><draw:custom-shape text:anchor-type="paragraph" draw:z-index="29" draw:name="Shape1" draw:style-name="gr30" draw:text-style-name="P3" svg:width="37.935cm" svg:height="0.802cm" svg:x="0.09cm" svg:y="0.081cm"><text:p><text:s/><text:span text:style-name="T1">System Software 2018-2019</text:span><text:span text:style-name="T1"><text:tab/></text:span><text:span text:style-name="T1"><text:tab/></text:span><text:span text:style-name="T1"><text:tab/></text:span><text:span text:style-name="T1">Last name: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irst name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tudent number: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8" draw:name="Shape1" draw:style-name="gr9" draw:text-style-name="P3" svg:width="10.999cm" svg:height="10.992cm" svg:x="27.021cm" svg:y="1.251cm"><text:p/><draw:enhanced-geometry svg:viewBox="0 0 21600 21600" draw:type="rectangle" draw:enhanced-path="M 0 0 L 21600 0 21600 21600 0 21600 0 0 Z N"/></draw:custom-shape><draw:custom-shape text:anchor-type="paragraph" draw:z-index="9" draw:name="Shape1" draw:style-name="gr10" draw:text-style-name="P3" svg:width="11cm" svg:height="0.929cm" svg:x="27.021cm" svg:y="1.24cm"><text:p><text:span text:style-name="T1"><text:s/></text:span><text:span text:style-name="T1">Thread stack </text:span><text:span text:style-name="T2">&lt;datamgr&gt;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3" svg:width="12.914cm" svg:height="14.486cm" svg:x="12.629cm" svg:y="2.168cm"><text:p/><draw:enhanced-geometry svg:viewBox="0 0 21600 21600" draw:type="rectangle" draw:enhanced-path="M 0 0 L 21600 0 21600 21600 0 21600 0 0 Z N"/></draw:custom-shape><draw:custom-shape text:anchor-type="paragraph" draw:z-index="13" draw:name="Shape1" draw:style-name="gr14" draw:text-style-name="P3" svg:width="12.872cm" svg:height="6.568cm" svg:x="12.629cm" svg:y="17.61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" draw:name="Shape1" draw:style-name="gr15" draw:text-style-name="P7" svg:width="12.872cm" svg:height="0.966cm" svg:x="12.629cm" svg:y="16.653cm"><text:p text:style-name="P6"><text:span text:style-name="T1"><text:s/></text:span><text:span text:style-name="T1">Global data / BSS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3" draw:text-style-name="P7" svg:width="12.914cm" svg:height="0.884cm" svg:x="12.629cm" svg:y="1.284cm"><text:p text:style-name="P6"><text:span text:style-name="T1"><text:s/></text:span><text:span text:style-name="T1">Heap</text:span></text:p><draw:enhanced-geometry svg:viewBox="0 0 21600 21600" draw:type="rectangle" draw:enhanced-path="M 0 0 L 21600 0 21600 21600 0 21600 0 0 Z N"/></draw:custom-shape><draw:frame text:anchor-type="paragraph" draw:z-index="25" draw:name="Shape2" draw:style-name="gr26" draw:text-style-name="P8" svg:width="2.195cm" svg:height="0.814cm" svg:x="13.169cm" svg:y="21.295cm"><draw:text-box><text:p><text:span text:style-name="T1">fp</text:span></text:p></draw:text-box></draw:frame><draw:custom-shape text:anchor-type="paragraph" draw:z-index="26" draw:name="Shape3" draw:style-name="gr27" draw:text-style-name="P7" svg:width="1.32cm" svg:height="0.817cm" svg:x="14.044cm" svg:y="21.332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7" draw:name="Shape5" draw:style-name="gr28" draw:text-style-name="P6" svg:x1="14.741cm" svg:y1="21.732cm" svg:x2="16.173cm" svg:y2="21.732cm"><text:p/></draw:line><draw:frame text:anchor-type="paragraph" draw:z-index="28" draw:name="Shape6" draw:style-name="gr29" draw:text-style-name="P12" svg:width="3.793cm" svg:height="1.197cm" svg:x="16.254cm" svg:y="21.35cm"><draw:text-box><text:p><text:span text:style-name="T6">&lt;hidden&gt;</text:span></text:p></draw:text-box></draw:frame><draw:custom-shape text:anchor-type="paragraph" draw:z-index="2" draw:name="Shape1" draw:style-name="gr3" draw:text-style-name="P3" svg:width="10.99cm" svg:height="0.929cm" svg:x="0.101cm" svg:y="1.298cm"><text:p><text:s/><text:span text:style-name="T1">Thread stack </text:span><text:span text:style-name="T2">&lt;storagemgr&gt;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7" draw:text-style-name="P3" svg:width="11cm" svg:height="1.004cm" svg:x="0.101cm" svg:y="13.337cm"><text:p><text:span text:style-name="T1"><text:s/></text:span><text:span text:style-name="T1">Thread stack </text:span><text:span text:style-name="T2">&lt;main&gt;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2" draw:text-style-name="P3" svg:width="10.999cm" svg:height="1.001cm" svg:x="27.023cm" svg:y="13.268cm"><text:p><text:span text:style-name="T1"><text:s/></text:span><text:span text:style-name="T1">Thread stack </text:span><text:span text:style-name="T2">&lt;connmgr&gt;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11" draw:text-style-name="P3" svg:width="10.999cm" svg:height="10.912cm" svg:x="27.023cm" svg:y="13.268cm"><text:p/><draw:enhanced-geometry svg:viewBox="0 0 21600 21600" draw:type="rectangle" draw:enhanced-path="M 0 0 L 21600 0 21600 21600 0 21600 0 0 Z N"/></draw:custom-shape><draw:frame text:anchor-type="paragraph" draw:z-index="30" draw:name="Shape7" draw:style-name="gr31" draw:text-style-name="P13" svg:width="26.434cm" svg:height="1.463cm" svg:x="0.106cm" svg:y="24.599cm"><draw:text-box><text:p><text:span text:style-name="T7">Remark: this template is for the main process only (log-process is not included and must be done by yourself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StarSymbol" svg:font-family="StarSymbol, 'MS Mincho'"/>
    <style:font-face style:name="Courier New" svg:font-family="'Courier New'" style:font-family-generic="modern"/>
    <style:font-face style:name="Cambria-Italic" svg:font-family="Cambria-Italic, 'Times New Roman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10" draw:display-name="Arrowheads 10" svg:viewBox="0 0 1131 902" svg:d="M564 0l-564 902h1131z"/>
    <draw:marker draw:name="Arrowheads_20_11" draw:display-name="Arrowheads 11" svg:viewBox="0 0 1131 902" svg:d="M564 0l-564 902h1131z"/>
    <draw:marker draw:name="Arrowheads_20_12" draw:display-name="Arrowheads 12" svg:viewBox="0 0 1131 902" svg:d="M564 0l-564 902h1131z"/>
    <draw:marker draw:name="Arrowheads_20_13" draw:display-name="Arrowheads 13" svg:viewBox="0 0 1131 902" svg:d="M564 0l-564 902h1131z"/>
    <draw:marker draw:name="Arrowheads_20_14" draw:display-name="Arrowheads 14" svg:viewBox="0 0 1131 902" svg:d="M564 0l-564 902h1131z"/>
    <draw:marker draw:name="Arrowheads_20_15" draw:display-name="Arrowheads 15" svg:viewBox="0 0 1131 902" svg:d="M564 0l-564 902h1131z"/>
    <draw:marker draw:name="Arrowheads_20_2" draw:display-name="Arrowheads 2" svg:viewBox="0 0 3000 3000" svg:d="M1500 0l1500 2789v211h-114l-1286-2392v2392h-200v-2392l-1286 2392h-114v-211z"/>
    <draw:marker draw:name="Arrowheads_20_20" draw:display-name="Arrowheads 20" svg:viewBox="0 0 1131 902" svg:d="M564 0l-564 902h1131z"/>
    <draw:marker draw:name="Arrowheads_20_21" draw:display-name="Arrowheads 21" svg:viewBox="0 0 1131 902" svg:d="M564 0l-564 902h1131z"/>
    <draw:marker draw:name="Arrowheads_20_22" draw:display-name="Arrowheads 22" svg:viewBox="0 0 1131 902" svg:d="M564 0l-564 902h1131z"/>
    <draw:marker draw:name="Arrowheads_20_23" draw:display-name="Arrowheads 23" svg:viewBox="0 0 1131 902" svg:d="M564 0l-564 902h1131z"/>
    <draw:marker draw:name="Arrowheads_20_3" draw:display-name="Arrowheads 3" svg:viewBox="0 0 1131 902" svg:d="M564 0l-564 902h1131z"/>
    <draw:marker draw:name="Arrowheads_20_4" draw:display-name="Arrowheads 4" svg:viewBox="0 0 1131 902" svg:d="M564 0l-564 902h1131z"/>
    <draw:marker draw:name="Arrowheads_20_5" draw:display-name="Arrowheads 5" svg:viewBox="0 0 1131 902" svg:d="M564 0l-564 902h1131z"/>
    <draw:marker draw:name="Arrowheads_20_6" draw:display-name="Arrowheads 6" svg:viewBox="0 0 1131 902" svg:d="M564 0l-564 902h1131z"/>
    <draw:marker draw:name="Arrowheads_20_7" draw:display-name="Arrowheads 7" svg:viewBox="0 0 1131 902" svg:d="M564 0l-564 902h1131z"/>
    <draw:marker draw:name="Arrowheads_20_8" draw:display-name="Arrowheads 8" svg:viewBox="0 0 1131 902" svg:d="M564 0l-564 902h1131z"/>
    <draw:marker draw:name="Arrowheads_20_9" draw:display-name="Arrowheads 9" svg:viewBox="0 0 1131 902" svg:d="M564 0l-564 902h1131z"/>
    <draw:marker draw:name="a11" svg:viewBox="0 0 20 30" svg:d="M10 0l-10 30h20z"/>
    <draw:marker draw:name="a15" svg:viewBox="0 0 20 30" svg:d="M10 0l-10 30h20z"/>
    <draw:marker draw:name="a3" svg:viewBox="0 0 20 30" svg:d="M10 0l-10 30h20z"/>
    <draw:marker draw:name="a39" svg:viewBox="0 0 20 30" svg:d="M10 0l-10 30h20z"/>
    <draw:marker draw:name="a42" svg:viewBox="0 0 20 30" svg:d="M10 0l-10 30h20z"/>
    <draw:marker draw:name="a44" svg:viewBox="0 0 20 30" svg:d="M10 0l-10 30h20z"/>
    <draw:marker draw:name="a48" svg:viewBox="0 0 20 30" svg:d="M10 0l-10 30h20z"/>
    <draw:marker draw:name="a50" svg:viewBox="0 0 20 30" svg:d="M10 0l-10 30h20z"/>
    <draw:marker draw:name="a68" svg:viewBox="0 0 20 30" svg:d="M10 0l-10 30h20z"/>
    <draw:marker draw:name="a72" svg:viewBox="0 0 20 30" svg:d="M10 0l-10 30h20z"/>
    <draw:marker draw:name="a74" svg:viewBox="0 0 20 30" svg:d="M10 0l-10 30h20z"/>
    <draw:marker draw:name="a78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B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l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0cm" style:auto-text-indent="false" fo:keep-with-next="always"/>
      <style:text-properties style:font-name="Arial" fo:font-family="Arial" style:font-family-generic="swiss" style:font-pitch="variable" fo:language="nl" fo:country="NL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Kop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en" fo:country="GB" style:font-name-asian="Courier New" style:font-family-asian="'Courier New'" style:font-family-generic-asian="modern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noindent" style:family="paragraph" style:parent-style-name="Standard">
      <style:paragraph-properties fo:margin-top="0.494cm" fo:margin-bottom="0.494cm" loext:contextual-spacing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PUusage" style:family="paragraph" style:parent-style-name="Caption"/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 3" fo:font-family="'Wingdings 3'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fo:font-size="10pt" style:font-size-asian="10pt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1" style:family="text">
      <style:text-properties style:font-name="Courier New" fo:font-family="'Courier New'" style:font-family-generic="modern" fo:font-size="10pt" style:font-size-asian="10pt"/>
    </style:style>
    <style:style style:name="WW8Num14z2" style:family="text">
      <style:text-properties style:font-name="Wingdings" fo:font-family="Wingdings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1" style:family="text">
      <style:text-properties style:font-name="Courier New" fo:font-family="'Courier New'" style:font-family-generic="modern" fo:font-size="10pt" style:font-size-asian="10pt"/>
    </style:style>
    <style:style style:name="WW8Num15z2" style:family="text">
      <style:text-properties style:font-name="Wingdings" fo:font-family="Wingdings" style:font-pitch="variable" style:font-charset="x-symbol" fo:font-size="10pt" style:font-size-asian="10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7z1" style:family="text">
      <style:text-properties style:font-name="Courier New" fo:font-family="'Courier New'" style:font-family-generic="modern" fo:font-size="10pt" style:font-size-asian="10pt"/>
    </style:style>
    <style:style style:name="WW8Num17z2" style:family="text">
      <style:text-properties style:font-name="Wingdings" fo:font-family="Wingdings" style:font-pitch="variable" style:font-charset="x-symbol" fo:font-size="10pt" style:font-size-asian="10pt"/>
    </style:style>
    <style:style style:name="WW8Num1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4z1" style:family="text">
      <style:text-properties style:font-name="Courier New" fo:font-family="'Courier New'" style:font-family-generic="modern" fo:font-size="10pt" style:font-size-asian="10pt"/>
    </style:style>
    <style:style style:name="WW8Num24z2" style:family="text">
      <style:text-properties style:font-name="Wingdings" fo:font-family="Wingdings" style:font-pitch="variable" style:font-charset="x-symbol" fo:font-size="10pt" style:font-size-asian="10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WW8Num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Default_20_Paragraph_20_Font" style:display-name="WW-Default Paragraph Font" style:family="text"/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3z4" style:family="text">
      <style:text-properties style:font-name="Courier New" fo:font-family="'Courier New'" style:font-family-generic="modern"/>
    </style:style>
    <style:style style:name="WW-Default_20_Paragraph_20_Font11" style:display-name="WW-Default Paragraph Font11" style:family="text"/>
    <style:style style:name="Heading_20_2_20_Char" style:display-name="Heading 2 Char" style:family="text">
      <style:text-properties style:font-name="Arial" fo:font-family="Arial" style:font-family-generic="swiss" style:font-pitch="variable" fo:font-size="14pt" fo:language="en" fo:country="US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w-headline" style:family="text" style:parent-style-name="WW-Default_20_Paragraph_20_Font11"/>
    <style:style style:name="HTML_20_Typewriter" style:display-name="HTML Typewriter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editsection" style:family="text" style:parent-style-name="WW-Default_20_Paragraph_20_Font11"/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Heading_20_2_20_Char1" style:display-name="Heading 2 Char1" style:family="text">
      <style:text-properties style:font-name="Arial" fo:font-family="Arial" style:font-family-generic="swiss" style:font-pitch="variable" fo:font-size="14pt" fo:language="en" fo:country="US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Bullet_20_Symbols" style:display-name="Bullet Symbols" style:family="text">
      <style:text-properties style:font-name="StarSymbol" fo:font-family="StarSymbol, 'MS Mincho'" fo:font-size="9pt" style:font-name-asian="StarSymbol" style:font-family-asian="StarSymbol, 'MS Mincho'" style:font-size-asian="9pt" style:font-name-complex="StarSymbol" style:font-family-complex="StarSymbol, 'MS Mincho'" style:font-size-complex="9pt"/>
    </style:style>
    <style:style style:name="Nummeringssymbolen" style:family="text"/>
    <style:style style:name="Opsommingsteken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1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1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1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1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1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1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1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1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1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nothing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nothing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nothing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">
        <style:list-level-properties text:list-level-position-and-space-mode="label-alignment">
          <style:list-level-label-alignment text:label-followed-by="listtab" text:list-tab-stop-position="1.235cm"/>
        </style:list-level-properties>
        <style:text-properties style:font-name="Wingdings 3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nothing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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0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9z0" text:bullet-char="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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9z0" text:bullet-char="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9z0" text:bullet-char="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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9z0" text:bullet-char="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9z0" text:bullet-char="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8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8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8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8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8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8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8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8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prefix="Req " style:num-suffix="." style:num-format="1">
        <style:list-level-properties text:min-label-width="1.501cm"/>
      </text:list-level-style-number>
      <text:list-level-style-number text:level="2" style:num-suffix="." style:num-format="1">
        <style:list-level-properties text:space-before="1.9cm"/>
      </text:list-level-style-number>
      <text:list-level-style-number text:level="3" style:num-suffix="." style:num-format="a" style:num-letter-sync="true">
        <style:list-level-properties text:space-before="2.499cm"/>
      </text:list-level-style-number>
      <text:list-level-style-number text:level="4" style:num-suffix="." style:num-format="1">
        <style:list-level-properties text:space-before="3.099cm"/>
      </text:list-level-style-number>
      <text:list-level-style-number text:level="5" style:num-suffix="." style:num-format="1">
        <style:list-level-properties text:space-before="3.699cm"/>
      </text:list-level-style-number>
      <text:list-level-style-number text:level="6" style:num-suffix="." style:num-format="1">
        <style:list-level-properties text:space-before="4.299cm"/>
      </text:list-level-style-number>
      <text:list-level-style-number text:level="7" style:num-suffix="." style:num-format="1">
        <style:list-level-properties text:space-before="4.898cm"/>
      </text:list-level-style-number>
      <text:list-level-style-number text:level="8" style:num-suffix="." style:num-format="1">
        <style:list-level-properties text:space-before="5.498cm"/>
      </text:list-level-style-number>
      <text:list-level-style-number text:level="9" style:num-suffix="." style:num-format="1">
        <style:list-level-properties text:space-before="6.09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7cm" fo:margin-bottom="1.7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ming in C</dc:title>
    <meta:initial-creator>lvd</meta:initial-creator>
    <meta:creation-date>2010-02-15T21:16:00</meta:creation-date>
    <dc:date>2018-11-14T15:36:45.178892123</dc:date>
    <meta:print-date>2010-02-09T16:15:00</meta:print-date>
    <meta:editing-cycles>79</meta:editing-cycles>
    <meta:editing-duration>P2DT1H54M20S</meta:editing-duration>
    <meta:generator>LibreOffice/6.1.3.2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